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style:text-position="super 58%"/>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text:h text:style-name="Heading_20_3" text:outline-level="3">7:50 am</text:h>
      <text:p text:style-name="Standard">I was farmed. Malignant narcissism was meant to be my cage. The farmers tried to breed me at the age of 17. When that failed they tried to kill me, all before the age of 21.</text:p>
      <text:p text:style-name="Standard"/>
      <text:p text:style-name="Standard">It has taken me decades to be able to make sense of my past. I'd worked through my life at the time, overcame the challenges, learned lessons and moved on all without any understanding of what had been done to me. Only after everything that has happened since have I in hindsight been able to come to an understanding.</text:p>
      <text:p text:style-name="Standard"/>
      <text:p text:style-name="Standard">My adopted mother was chosen for me. A few years ago I did a cursory research of narcissism and apparently when the parent of the opposite sex is a narcissist then the child will almost certainly become one too. And up to a month before my fourteenth birthday I was well on my way to becoming just another statistic.</text:p>
      <text:p text:style-name="Standard"/>
      <text:p text:style-name="Standard">I mentioned in a previous entry about connecting with the primitive self. Engaging in hyperbole, a narcissist cannot enter the Kingdom of God. They are disconnected from their natures, existing in their frontal lobes, maintaining a hollow shell at all expense, far more concerned about the opinions of strangers that those closest to them who exist only to serve them. Never changing and strongly resisting all change that doesn't support the hollow shell. I was taught to predate those closest to me with weak, petty nastiness to make myself feel better about myself and to use Christianity to self-justify. And at the age of 13 years 11 months that is exactly the person I was becoming. I wasn't going to change for anyone or anything. My life was over before it began, and it would have been a worse life than the one I have lived.</text:p>
      <text:p text:style-name="Standard"/>
      <text:p text:style-name="Standard">This was the cage in which I was supposed to exist.</text:p>
      <text:p text:style-name="Standard"/>
      <text:p text:style-name="Standard">At the end of March break in 1983 I was in the car with the family on the way to church. During the break I was at a Christian music camp and we'd done a performance the night before. I was feeling a bit spiritual about it as we approached the town of Bloomfield. Without any warning I heard a voice in my head, the only time in my life when I've done so. Two words – “youth pastor”. I took it to be the voice of God telling me to become a youth pastor. I was terrified. I had already decided that I wanted to become a scientist (I now have a degree in Chemical Engineering) and I had neither the skills nor the will to become a youth pastor. But it was God, and I'd learned in Sunday school that when God calls you'd better listen. So I silently agreed.</text:p>
      <text:p text:style-name="Standard"/>
      <text:p text:style-name="Standard">In the pursuit of this I did a few things right, a few things wrong and backwards. But I did one thing of most importance – I changed how I used my brain. I learned objectivity, seeing through the eyes of others. I taught myself to look at situations from multiple vantage points and as a consequence learned to control how I felt about things. I stopped treating others as objects. I developed my empathy. I learned control of anger and jealousy. I learned how to forgive.</text:p>
      <text:p text:style-name="Standard"/>
      <text:p text:style-name="Standard">I recall about 3 ½ years after commencing this change walking around the school and realizing for the first time that my mind had been freed. I compared my current state to my first year of high school when I had begun the dismantling and reconstruction of my mind. Back then it was always spinning still trying to maintain that hollow shell. My mind had become far more calm and without a complete understanding of what I had accomplished I could tell I had undone the worst of the damage caused by my maternal influence. No doctors, no instructors, just an intuitive sense of the work that was required based on Christian values.</text:p>
      <text:p text:style-name="Standard"/>
      <text:p text:style-name="Standard">As a consequence of this work I learned to trust my judgement, which was bad news for my Christian beliefs. I began to move away from Christianity, taking things slowly and cautiously at first to avoid pissing off God and getting thrown in the Lake of Fire for eternity. Around that time I became reasonably certain that God did not want me to become a youth pastor so I resumed my direction to become a scientist.</text:p>
      <text:p text:style-name="Standard"/>
      <text:p text:style-name="Standard">In October of 1986 I went to my last Christian camp. I mentioned to some people that I wasn't coming back. A few weeks later my youth pastor Bernie Prinzen was giving me a lift somewhere and in the car was a woman, Bonnie, and a young girl Wendy. I was introduced and in short order Wendy and I became a couple.</text:p>
      <text:p text:style-name="Standard"/>
      <text:p text:style-name="Standard">Bonnie was Wendy's best friend. Wendy's home life wasn't great and she used to stay over at Bonnie's often.</text:p>
      <text:p text:style-name="Standard"/>
      <text:p text:style-name="Standard">I understood what a Oedipal complex was and that it was a source of attraction towards Wendy. She was exhausting. Just like mom, only with more energy and focus. I recall trying to get her to see things differently and failing utterly. Near Christmas she organized a meeting for me with her pastor, John Visser. She raved about him, how he was so good at getting to the core of things. So I agreed to the meeting. When I arrived John was cold. He wasn't overtly rude but everything about his demeanour said 'get the fuck out'. He said almost nothing at all to me, no questions were asked. I waffled for a bit about God &amp; Jesus but never saw the man Wendy had described. When she asked me how it went I said 'ok'; who was I to question the methods of a pastor?</text:p>
      <text:p text:style-name="Standard"/>
      <text:p text:style-name="Standard">Early in the new year I was reaching the end of my tolerance for the relationship. Out of the blue Wendy broke up with me. Problem solved. A few weeks later she wanted to speak with me. The conversation took over two hours but the gist was that she had broken up with me to see what a breakup was like, and now that was over we could get back together.</text:p>
      <text:p text:style-name="Standard"/>
      <text:p text:style-name="Standard">I helped her understand what a true breakup was like. From the look on her face it was new to her.</text:p>
      <text:p text:style-name="Standard"/>
      <text:p text:style-name="Standard">Later on in the spring I was speaking to Bernie and he sheepishly apologized to me. He told me that at a meeting of local pastors John and Bonnie asked him if he knew of anyone who could be a boyfriend for Wendy. Leading questions were asked leading him to suggest me.</text:p>
      <text:p text:style-name="Standard"/>
      <text:p text:style-name="Standard">This was the attempt to breed me. A young woman fundamentally attractive to me, irresistible to me had I not changed my way of thinking and being. Locked in a cage of narcissism, picking and tormenting each other and damaging any offspring in a like manner.</text:p>
      <text:p text:style-name="Standard"/>
      <text:p text:style-name="Standard">Livestock control.</text:p>
      <text:h text:style-name="Heading_20_3" text:outline-level="3">10:00 am</text:h>
      <text:p text:style-name="Standard">Without going into much detail I was assigned handlers while still in high school, late in year eleven and early year twelve. My first year of university was very nearly my last. I went from winning chemistry awards and helping to teach the chemistry classes to on probation. Maths I had mastered in high school were beyond me and I no longer enjoyed the work as I had in high school. I started my first work term in the summer and shortly after my girlfriend broke up with me sending me into a depression spiral.</text:p>
      <text:p text:style-name="Standard"/>
      <text:p text:style-name="Standard">Back at school that fall it was terrible. The depression got worse and worse and the skills I had developed to change my perspective were all but useless against it. My anger at how the relationship had ended was the only thing that kept me going, but it consumed as much as it provided. I denied its existence for months. I went to get help at an on-campus center but was treated as John Visser had treated me a few years prior. The last exam of the term I knew I failed, answering about a third and maybe getting a quarter right. I was sure I'd failed out. Before Christmas I came to the understanding that I needed to forgive my ex so I called &amp; told her so.</text:p>
      <text:p text:style-name="Standard"/>
      <text:p text:style-name="Standard">When one forgives it is supposed to be a load off. Forgiving my ex nearly ended me. I'd been burning myself with the anger for energy and without it I crashed. It was the subjectively the worst time of my life. The bell curve saved me as everyone failed but I knew I couldn't go back to school like this.</text:p>
      <text:p text:style-name="Standard"/>
      <text:p text:style-name="Standard">I'd planned on taking a year off and going to Australia (I'm Canadian) with one of these handlers. He had introduced me to alcohol in the last year of high school. He told me that a rumour was going around that I was an alcoholic. No truth at all to it. He then accused me of alcoholism. I challenged it and he passively-aggressively backed down. Then he backed out of the trip. I knew I needed a change so I resolved to go by myself. Then another handler said that the first was saying he wasn't going with me because I was an alcoholic. I still valued the friendship so I thought that I could easily prove I was not by going alone. Later the first told me a story about being stood up for a ride home and that he had to drive home drunk. I came to his defence and did not see the blatant hypocrisy for decades. He shook his head and walked away.</text:p>
      <text:p text:style-name="Standard"/>
      <text:p text:style-name="Standard">At the time I assumed he was feeling guilt about backing out. He was feeling frustration at not being able to provoke me. Had I not forgiven my ex he may very well have succeeded leaving me mentally incapable to take the trip.</text:p>
      <text:p text:style-name="Standard"/>
      <text:p text:style-name="Standard">More strange things happened prior to going to Australia, the details of which I won't get into. In hindsight I believe my IQ drop and depression were planned events, induced with pharmaceuticals I did not knowingly take. It very nearly destroyed me.</text:p>
      <text:p text:style-name="Standard"/>
      <text:p text:style-name="Standard">The trip to Australia sorted me out. I got over the depression, dropped a bunch of weight and got super fit in the gym while travelling around the country. I got over it, overcame it, put it behind me and got on with my life. </text:p>
      <text:p text:style-name="Standard"/>
      <text:p text:style-name="Standard">For years I had fear that the depression would return. After all that has happened to me I am now certain that it will never return. In spite of all that has happened to me since I have never been that depressed again.</text:p>
      <text:p text:style-name="Standard"/>
      <text:p text:style-name="Standard">This was the first attempt to destroy me. It has not been the last. I am currently dealing with the latest attempt.</text:p>
      <text:h text:style-name="Heading_20_3" text:outline-level="3">10:55 pm</text:h>
      <text:p text:style-name="Standard">I tried going to bed at 9:00 pm. As soon as I lay down I could immediately feel my metabolism creeping up. I got up, got the dog and drove to the end of Scenic Road. I parked the Jeep, reclined, and tried to go to sleep.</text:p>
      <text:p text:style-name="Standard"/>
      <text:p text:style-name="Standard">First my metabolism increased a bit. Then it slowed and I started to get close to drifting off. But whenever I did my consciousness was forced up. This went on for about ½ an hour. Then my metabolism increased to the point of sweating and stayed there. I went for a drive to check if distance could affect it. It did not. I've come back to the house and have taken a small amount of clozapine. I've already demonstrated that it does not stop the attacks as would be expected if this was a mental illness but I am hoping the sedative effect will be of assistance.</text:p>
      <text:p text:style-name="Standard"/>
      <text:p text:style-name="Standard">The regularity of the attacks over the two years caused me to make assumptions. I assumed there must be some sort of device operating to cause the physical effects. As it was only experienced after four hour's sleep for a short period of time (and used to bounce my consciousness if I drifted off after) it was a reasonable guess. It was only used to stop me from going to sleep a handful of times having my consciousness bounced as I tried to drift off. I had no way of validating this assumption. No such devices were ever found.</text:p>
      <text:p text:style-name="Standard"/>
      <text:p text:style-name="Standard">I'm on day two of zero sleep and the effects are set to the on position. Whatever, however this is working, I've now been able to see that the physical effects are being caused by something within my body and not an external device. The buzzing, the metabolism bumps, the consciousness bumps, all related. I'm guessing nanotech, something that gets in and interfaces with the body, a virtual collar of control. Control appears to be both automated and manual – as soon as I've laid down over the last couple of days the effects immediately begin on their own, no external monitoring required. If I start to get close to dozing in front of the TV the effects begin. External control turns it on and off and the nanotech appears to be programmable and autonomous, triggered by conscious state and perhaps even position.</text:p>
      <text:h text:style-name="Heading_20_2" text:outline-level="2">Monday 19<text:span text:style-name="T1">th</text:span> October, 2020</text:h>
      <text:h text:style-name="Heading_20_3" text:outline-level="3">6:15 am</text:h>
      <text:p text:style-name="Text_20_body">I went to bed at midnight. Went out like a light, as is normal for me. Woken at exactly 4:00 am from deep dreaming sleep, forced to consciousness, which is abnormal and unnatural for me without interference. I tried going to the back bedroom to try for more sleep but was unable to do so.</text:p>
      <text:p text:style-name="Text_20_body">The internal nature of the sleep deprivation attacks is reminiscent of another type of attack that I experienced from early 2014 through early 2017. I refer to it as gut rape. It centred around the area just below my ribs on the right hand side. It cannot be described as pain, it was much worse. The attacks varied in intensity, one time so severe for an extended period I snapped the head off someone for whistling off key. It was also used to keep me awake all night on the first Sunday of 2016 prior to the first day back at work from the Christmas holidays. It was mostly used at low intensity while I was at work or walking around Brisbane, providing stress and making me uncomfortable while I coded. These attacks ended when the sleep deprivation attacks caused me to give up in early 2017.</text:p>
      <text:p text:style-name="Text_20_body">The gut rape began when the years of gang stalking I had experienced were becoming less effective against me. When it first began the gang stalkers walked by me, tapping that area of the gut, letting me know it was being done to me deliberately. I had no defence against it. I tried wrapping a radio frequency opacity fabric around me to try and block any RF frequencies that may have been activating it, without success. The only relief was to apply pressure to the area. I did so with a weight belt and jamming that area against the desk while I worked.</text:p>
      <text:p text:style-name="Text_20_body">I'm wondering if the gut rape and sleep rape are two sides of the same coin.</text:p>
      <text:h text:style-name="Heading_20_3" text:outline-level="3">6:30 pm</text:h>
      <text:p text:style-name="Text_20_body">I was able to go for a long dog walk, the shops for some groceries then spent late morning &amp; early afternoon cutting the lawn that desperately needed it. Around 4:00 pm I went to my bed to lie down. I wasn't trying to go to sleep, just resting. No interference for two hours, then at 6:00 pm my metabolism was bumped for a few seconds. I lay for another 20 minutes while my metabolism slowed with no repetition. I feel the effects of the sleep deprivation.</text:p>
      <text:h text:style-name="Heading_20_2" text:outline-level="2">Tuesday 20<text:span text:style-name="T1">th</text:span> October, 2020</text:h>
      <text:h text:style-name="Heading_20_3" text:outline-level="3">7:30 am</text:h>
      <text:p text:style-name="Text_20_body">I went to bed around 10:20 pm. At 11:37 pm I was forced to consciousness as I was dropping off. I got up and took a small amount of clozapine. I did sleep and I did have dreams, but I have the sense I did not have a good, normal, deep sleep. I could not get out of bed until a few minutes ago. It is as if my REM sleep was interrupted without fully waking me. I feel worse than yesterday.</text:p>
      <text:p text:style-name="Text_20_body">The attacks are all over the place compared with their regularity two years ago. As I said earlier, I'd believe this to be mental illness if I had nothing with which to compare them. Exactly four hours a night (just like yesterday) for two years. The only exceptions when I had good sleeps were when I was admitted to hospital twice, the first before any drugs were administered and the second before I was put on clozapine. And then there is the spate of break-ins earlier this year while I was still on clozapine as detailed earlier in this document. If this was mental illness I would expect the gut rape and gang stalking to 'resume' as has the sleep deprivation. They have not. I cannot discount these things. It would be easier if I could.</text:p>
      <text:h text:style-name="Heading_20_3" text:outline-level="3">2:30 pm</text:h>
      <text:p text:style-name="Text_20_body">In mid-2007 I was working for the Australian Department of Defence from home, from the start of 2006. I'd spent over a year online writing about my understanding of the nature of existence in defence of myself. I was still reeling from the two separate consecutive workplace bullying incidences which had occurred in Sydney and Brisbane and I had been experiencing sporadic gang stalking incidences for about three years. With only a fraction of understanding what was happening to me I reasoned that these events were being coordinated at a high level and that my contract with the DoD was made in order to measure me and understand why the measures taken against me had not succeeded in breaking me.</text:p>
      <text:p text:style-name="Text_20_body">I was winding up my defence in May of 2007. I had a few other points to make to complete my arguments but then I'd be finished. I knew I had made some good points over the year but even with only a fraction of understanding about what was going on I knew it was insufficient to defend me. I was preparing to lose. There was one point I had to make about the nature of sexuality and how negative beliefs about sexuality could be disposed of. This is the argument I made:</text:p>
      <text:p text:style-name="Text_20_body"/>
      <text:p text:style-name="Text_20_body"><text:a xlink:type="simple" xlink:href="https://en.wikipedia.org/wiki/User:BurtonAlexand14/TheChristianityEquation" text:style-name="Internet_20_link" text:visited-style-name="Visited_20_Internet_20_Link">The Christianity Equation</text:a></text:p>
      <text:p text:style-name="Text_20_body"/>
      <text:p text:style-name="Text_20_body">When I made the argument I saw it only in terms of sexuality. I had it for about three weeks before publishing it and did not see it. Two days after publishing I saw it, all of it, and immediately had a breakdown. For two hours I could not stop shaking. I had been expecting to lose. I was not prepared to win. What years of abuse could not do, God did to me inadvertently as a side effect of assisting me.</text:p>
      <text:p text:style-name="Text_20_body">Christians are supposed to cherry pick their beliefs. Their God says so, but that is not what is taught. As a Christian I was taught that the Bible was immutably perfect and no one was capable of questioning it, that cherry picking was wrong.</text:p>
      <text:p text:style-name="Text_20_body">And this cherry picking is essentially what I did in training to become a youth pastor. It was not my beliefs that saved me, it was using those beliefs as a tool of personal transformation which did. And as with all such tools, when they are no longer useful they should be discarded.</text:p>
      <text:p text:style-name="Text_20_body">As a consequence of the breakdown I had PTSD for several years, during which I endured the gang stalking once returning to the city for work. The gang stalking redoubled and redoubled again. Every day, many times a day. Instead of ending the abuse the publishing of The Christianity Equation only pissed off those responsible.</text:p>
      <text:h text:style-name="Heading_20_2" text:outline-level="2">Wednesday 21<text:span text:style-name="T1">th</text:span> October, 2020</text:h>
      <text:h text:style-name="Heading_20_3" text:outline-level="3">6:00 am</text:h>
      <text:p text:style-name="Text_20_body">Again, I have been kept up all night. I took a small amount of clozapine and went to bed at 11:00pm. The attacks began at exactly midnight and continued throughout the night. Many times I began to drift off over the course of the night. Each and every time I was forced back to consciousness before I could go under completely.</text:p>
      <text:p text:style-name="Text_20_body">I'm being tortured with sleep deprivation. I can only speculate how this is being done based on the effects I experience. The long and short is I don't know how. This time it is being mixed up, different each night. Clozapine has no effect. This is not mental illness. This is happening because of my genetic inheritance. I have been declared an illegal biological entity, my life has been stripped away and those responsible are intent on seeing me neutralized, either dead, broken and crazy or drugged to the gills. I am the victim of terrible crimes that would break most people. These crimes have occurred across my entire life. I am not able to defend myself. Please, if you are reading this, tell as many people as you can about this document. My life depends upon it.</text:p>
      <text:p text:style-name="Text_20_body">Back around 2007 I was wondering if I had brought this upon myself for speaking to others about my gnosis and my understanding. When my gnosis was forced upon me it was amazing. And it was subjective. And I was rather stoned at the time. I may not be winning Scientist of the Year any time soon but I know the value of objectivity, both from my training as a scientist and my training to become a youth pastor. Had I fully believed my understanding I'd have kept my mouth shut about it. But I didn't fully believe it, so after the first year of trying to understand what it all meant I began talking with friends and colleagues about it in an effort to challenge it, to find the truth about it, to understand it.</text:p>
      <text:p text:style-name="Text_20_body">After all that has happened I no longer consider this valid. These things or like things would have been done to me regardless of whether I spoke to others about my gnosis or not. I was never going to be let off the leash. My gnosis was forced to provide those responsible with blood sport.</text:p>
      <text:h text:style-name="Heading_20_3" text:outline-level="3">7:45 am</text:h>
      <text:p text:style-name="Text_20_body">The purpose of existence is to know yourself. Prior to the big bang, all was God. God was everywhere and everything. As a consequence there was no position of objectivity for God to understand what God is. So a void was created and fractal shards of God were cast into it. These shards formed all matter and energy and have evolved for billions of years. The function of the universe is to provide an objective platform for God to attain an understanding of oneself.</text:p>
      <text:p text:style-name="Text_20_body">This is what I saw when my gnosis was forc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0-21T07:57:51</dc:date>
    <dc:creator>Burton Alexander</dc:creator>
    <meta:editing-duration>P4DT2H13M3S</meta:editing-duration>
    <meta:editing-cycles>168</meta:editing-cycles>
    <meta:generator>OpenOffice/4.1.6$Unix OpenOffice.org_project/416m1$Build-9790</meta:generator>
    <meta:document-statistic meta:table-count="0" meta:image-count="0" meta:object-count="0" meta:page-count="1" meta:paragraph-count="120" meta:word-count="7174" meta:character-count="38331"/>
  </office:meta>
</office:document-meta>
</file>